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language="pl" fo:country="PL" officeooo:rsid="000e984f" officeooo:paragraph-rsid="000e984f"/>
    </style:style>
    <style:style style:name="P2" style:family="paragraph" style:parent-style-name="Standard">
      <style:text-properties fo:font-weight="bold" officeooo:rsid="00108b19" officeooo:paragraph-rsid="00108b19" style:font-weight-asian="bold" style:font-weight-complex="bold"/>
    </style:style>
    <style:style style:name="P3" style:family="paragraph" style:parent-style-name="Standard">
      <style:text-properties officeooo:rsid="00112cdb" officeooo:paragraph-rsid="00112cdb"/>
    </style:style>
    <style:style style:name="P4" style:family="paragraph" style:parent-style-name="Standard">
      <style:text-properties fo:language="pl" fo:country="PL" officeooo:rsid="000fd1fd" officeooo:paragraph-rsid="000fd1fd"/>
    </style:style>
    <style:style style:name="P5" style:family="paragraph" style:parent-style-name="Standard" style:list-style-name="L1">
      <style:text-properties fo:language="pl" fo:country="PL" officeooo:rsid="000fd1fd" officeooo:paragraph-rsid="000fd1fd"/>
    </style:style>
    <style:style style:name="P6" style:family="paragraph" style:parent-style-name="Standard" style:list-style-name="L2">
      <style:text-properties fo:language="pl" fo:country="PL" officeooo:rsid="000fd1fd" officeooo:paragraph-rsid="000fd1fd"/>
    </style:style>
    <style:style style:name="P7" style:family="paragraph" style:parent-style-name="Standard">
      <style:text-properties fo:language="pl" fo:country="PL" officeooo:rsid="00112cdb" officeooo:paragraph-rsid="00112cdb"/>
    </style:style>
    <style:style style:name="P8" style:family="paragraph" style:parent-style-name="Standard">
      <style:text-properties fo:language="pl" fo:country="PL" fo:font-weight="bold" officeooo:rsid="000fd1fd" officeooo:paragraph-rsid="000fd1fd" style:font-weight-asian="bold" style:font-weight-complex="bold"/>
    </style:style>
    <style:style style:name="P9" style:family="paragraph" style:parent-style-name="Standard">
      <style:text-properties fo:language="pl" fo:country="PL" fo:font-weight="bold" officeooo:rsid="00108b19" officeooo:paragraph-rsid="00108b19" style:font-weight-asian="bold" style:font-weight-complex="bold"/>
    </style:style>
    <style:style style:name="P10" style:family="paragraph" style:parent-style-name="Standard" style:list-style-name="L2">
      <style:text-properties fo:language="pl" fo:country="PL" officeooo:rsid="00108b19" officeooo:paragraph-rsid="00108b19"/>
    </style:style>
    <style:style style:name="P11" style:family="paragraph" style:parent-style-name="Standard">
      <style:text-properties fo:language="pl" fo:country="PL" officeooo:rsid="00108b19" officeooo:paragraph-rsid="00108b19"/>
    </style:style>
    <style:style style:name="P12" style:family="paragraph" style:parent-style-name="Standard" style:list-style-name="L4">
      <style:text-properties fo:language="pl" fo:country="PL" officeooo:rsid="00108b19" officeooo:paragraph-rsid="00108b19"/>
    </style:style>
    <style:style style:name="P13" style:family="paragraph" style:parent-style-name="Standard">
      <style:text-properties fo:language="pl" fo:country="PL" fo:font-weight="normal" officeooo:rsid="00108b19" officeooo:paragraph-rsid="00108b19" style:font-weight-asian="normal" style:font-weight-complex="normal"/>
    </style:style>
    <style:style style:name="P14" style:family="paragraph" style:parent-style-name="Standard" style:list-style-name="L3">
      <style:text-properties fo:language="pl" fo:country="PL" fo:font-weight="normal" officeooo:rsid="00108b19" officeooo:paragraph-rsid="00108b19" style:font-weight-asian="normal" style:font-weight-complex="normal"/>
    </style:style>
    <style:style style:name="P15" style:family="paragraph" style:parent-style-name="Standard" style:list-style-name="L3">
      <style:text-properties fo:language="pl" fo:country="PL" fo:font-weight="normal" officeooo:rsid="00108b19" officeooo:paragraph-rsid="001487f2" style:font-weight-asian="normal" style:font-weight-complex="normal"/>
    </style:style>
    <style:style style:name="P16" style:family="paragraph" style:parent-style-name="Standard" style:list-style-name="L3">
      <style:text-properties fo:language="pl" fo:country="PL" fo:font-weight="normal" officeooo:rsid="001487f2" officeooo:paragraph-rsid="001487f2" style:font-weight-asian="normal" style:font-weight-complex="normal"/>
    </style:style>
    <style:style style:name="P17" style:family="paragraph" style:parent-style-name="Standard">
      <style:text-properties fo:language="pl" fo:country="PL" fo:font-weight="normal" officeooo:rsid="001487f2" officeooo:paragraph-rsid="001487f2" style:font-weight-asian="normal" style:font-weight-complex="normal"/>
    </style:style>
    <style:style style:name="P18" style:family="paragraph" style:parent-style-name="Standard">
      <style:text-properties fo:language="pl" fo:country="PL" officeooo:rsid="00116572" officeooo:paragraph-rsid="00116572"/>
    </style:style>
    <style:style style:name="P19" style:family="paragraph" style:parent-style-name="Standard" style:list-style-name="L5">
      <style:text-properties fo:language="pl" fo:country="PL" officeooo:rsid="0012d51f" officeooo:paragraph-rsid="0012d51f"/>
    </style:style>
    <style:style style:name="P20" style:family="paragraph" style:parent-style-name="Standard" style:list-style-name="L5">
      <style:text-properties fo:language="pl" fo:country="PL" officeooo:rsid="001487f2" officeooo:paragraph-rsid="001487f2"/>
    </style:style>
    <style:style style:name="P21" style:family="paragraph" style:parent-style-name="Standard" style:list-style-name="L3">
      <style:text-properties officeooo:paragraph-rsid="00108b19"/>
    </style:style>
    <style:style style:name="P22" style:family="paragraph" style:parent-style-name="Standard" style:list-style-name="L5">
      <style:text-properties officeooo:paragraph-rsid="001487f2"/>
    </style:style>
    <style:style style:name="T1" style:family="text">
      <style:text-properties fo:language="pl" fo:country="PL"/>
    </style:style>
    <style:style style:name="T2" style:family="text">
      <style:text-properties fo:language="pl" fo:country="PL" fo:font-weight="normal" officeooo:rsid="00108b19" style:font-weight-asian="normal" style:font-weight-complex="normal"/>
    </style:style>
    <style:style style:name="T3" style:family="text">
      <style:text-properties fo:language="pl" fo:country="PL" fo:font-weight="normal" officeooo:rsid="0015092e" style:font-weight-asian="normal" style:font-weight-complex="normal"/>
    </style:style>
    <style:style style:name="T4" style:family="text">
      <style:text-properties fo:language="pl" fo:country="PL"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language="pl" fo:country="PL" fo:font-style="normal" style:font-style-asian="normal" style:font-style-complex="normal"/>
    </style:style>
    <style:style style:name="T6" style:family="text">
      <style:text-properties fo:language="pl" fo:country="PL" officeooo:rsid="00116572"/>
    </style:style>
    <style:style style:name="T7" style:family="text">
      <style:text-properties fo:language="pl" fo:country="PL" officeooo:rsid="001487f2"/>
    </style:style>
    <style:style style:name="T8" style:family="text">
      <style:text-properties officeooo:rsid="001487f2"/>
    </style:style>
    <style:style style:name="T9" style:family="text">
      <style:text-properties officeooo:rsid="0015092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azwa projektu : Planowanie Budżetu</text:p>
      <text:p text:style-name="P1"/>
      <text:p text:style-name="P1">Struktura plików:</text:p>
      <text:p text:style-name="P1">Wszystkie pliki zapisane są w pliku Planowanie_budżetu. Kod jest zapisany w plikach w katalogu „src”. </text:p>
      <text:p text:style-name="P1"/>
      <text:p text:style-name="P4">Do działania program potrzebuje się znajdować w folderze z folderem dane , który zawiera pliki: </text:p>
      <text:list xml:id="list4133207343" text:style-name="L1">
        <text:list-item>
          <text:p text:style-name="P5">HomeBalance.txt (jak go nie znajdzie to go stworzy)</text:p>
        </text:list-item>
        <text:list-item>
          <text:p text:style-name="P5">currency.txt </text:p>
        </text:list-item>
        <text:list-item>
          <text:p text:style-name="P5">folder Operacje z plikami tworzonymi wraz z kontami (jeżeli program nie znajdzie odpowiedniego pliku to go stworzy)</text:p>
        </text:list-item>
      </text:list>
      <text:p text:style-name="P7">Przykład uruchomienia pliku Planowanie_budzetu.jar</text:p>
      <text:p text:style-name="P7"><text:tab/>java -jar Planowanie_budzetu.jar</text:p>
      <text:p text:style-name="P7"/>
      <text:p text:style-name="P4">Format plików:</text:p>
      <text:p text:style-name="P8">„HomeBalance.txt”:</text:p>
      <text:p text:style-name="P4">Każda linia w pliku odpowiada jednemu kontu/lokacie. Linia składa się z następujących pól oddzielonych ‘;’</text:p>
      <text:list xml:id="list565651656" text:style-name="L2">
        <text:list-item>
          <text:p text:style-name="P6">0 – konto bankowe, 1-lokata</text:p>
        </text:list-item>
        <text:list-item>
          <text:p text:style-name="P6">Id konta / lokaty</text:p>
        </text:list-item>
        <text:list-item>
          <text:p text:style-name="P6">Nazwa</text:p>
        </text:list-item>
        <text:list-item>
          <text:p text:style-name="P6">Ścieżka do pliku z historią operacji</text:p>
        </text:list-item>
        <text:list-item>
          <text:p text:style-name="P6">Ścieżka do pliku z transakcjami cyklicznymi (TODO)</text:p>
        </text:list-item>
        <text:list-item>
          <text:p text:style-name="P6">Użyta waluta </text:p>
        </text:list-item>
        <text:list-item>
          <text:p text:style-name="P6">Saldo konta</text:p>
        </text:list-item>
        <text:list-item>
          <text:p text:style-name="P10">Miesięczny limit – kwota wydatków po przekroczeniu której program wyświetli odpowiedni komunikat</text:p>
        </text:list-item>
        <text:list-item>
          <text:p text:style-name="P10">Minimalny stan konta – jeżeli stan konta spadnie poniżej tej kwoty zostanie wyświetlony odpowiedni komunikat</text:p>
          <text:p text:style-name="P10"/>
        </text:list-item>
      </text:list>
      <text:p text:style-name="P9">„currency.txt”:</text:p>
      <text:p text:style-name="P13">Każda linia oznacza osobną walutę. Format linii:</text:p>
      <text:list xml:id="list3902370822" text:style-name="L3">
        <text:list-item>
          <text:p text:style-name="P14">Id waluty</text:p>
        </text:list-item>
        <text:list-item>
          <text:p text:style-name="P21"><text:span text:style-name="T2">K</text:span><text:span text:style-name="T3">od</text:span><text:span text:style-name="T2"> waluty </text:span></text:p>
        </text:list-item>
        <text:list-item>
          <text:p text:style-name="P15">O<text:span text:style-name="T8">statni kurs waluty</text:span></text:p>
        </text:list-item>
        <text:list-item>
          <text:p text:style-name="P16">Ostatnia aktualizacja kursu waluty</text:p>
        </text:list-item>
      </text:list>
      <text:p text:style-name="P17">Waluty aktualizowane są z plików w formacie XML pobranych ze strony NBP https://api.nbp.pl/.</text:p>
      <text:list xml:id="list120806624159828" text:continue-numbering="true" text:style-name="L3">
        <text:list-header>
          <text:p text:style-name="P14"/>
        </text:list-header>
      </text:list>
      <text:p text:style-name="P2"><text:span text:style-name="T1">„dane/operations</text:span><text:span text:style-name="T4">[ID konta/lokaty]</text:span><text:span text:style-name="T5">”</text:span></text:p>
      <text:p text:style-name="P11">Każda linia oznacza osobną transakcje. Format linii:</text:p>
      <text:list xml:id="list3337458050" text:style-name="L4">
        <text:list-item>
          <text:p text:style-name="P12">priorytet (-1 oznacza, że jest to przychód)</text:p>
        </text:list-item>
        <text:list-item>
          <text:p text:style-name="P12">Id </text:p>
        </text:list-item>
        <text:list-item>
          <text:p text:style-name="P12">Wartość</text:p>
        </text:list-item>
        <text:list-item>
          <text:p text:style-name="P12">Saldo po transakcji</text:p>
        </text:list-item>
        <text:list-item>
          <text:p text:style-name="P12">Data w formacje dd.mm.rrrr</text:p>
        </text:list-item>
        <text:list-item>
          <text:p text:style-name="P12">Tag transakcji</text:p>
        </text:list-item>
        <text:list-item>
          <text:p text:style-name="P12">Opis transakcji</text:p>
        </text:list-item>
      </text:list>
      <text:p text:style-name="P11"/>
      <text:p text:style-name="P3"><text:span text:style-name="T1">Funkcj</text:span><text:span text:style-name="T6">a</text:span><text:span text:style-name="T1"> programu:</text:span></text:p>
      <text:p text:style-name="P18">Zarządzanie kontami oraz operacjami na nich. </text:p>
      <text:list xml:id="list4141812529" text:style-name="L5">
        <text:list-item>
          <text:p text:style-name="P19">Wyświetlenie listy kont </text:p>
          <text:list>
            <text:list-item>
              <text:p text:style-name="P19">Dodanie nowego konta</text:p>
            </text:list-item>
            <text:list-item>
              <text:p text:style-name="P19"><text:soft-page-break/>Pokazanie historii transakcji</text:p>
              <text:list>
                <text:list-item>
                  <text:p text:style-name="P19">Dodanie nowej transakcji</text:p>
                </text:list-item>
                <text:list-item>
                  <text:p text:style-name="P19">Usunięcie transakcji</text:p>
                </text:list-item>
                <text:list-item>
                  <text:p text:style-name="P19">Edycja transakcji</text:p>
                </text:list-item>
              </text:list>
            </text:list-item>
          </text:list>
        </text:list-item>
        <text:list-item>
          <text:p text:style-name="P20">Pokazanie używanych walut</text:p>
          <text:list>
            <text:list-item>
              <text:p text:style-name="P22"><text:span text:style-name="T7">Pokazanie ilości pieniędzy w poszczególnych walutach wraz z ich aktualnym kursem</text:span></text:p>
            </text:list-item>
            <text:list-item>
              <text:p text:style-name="P20">Dodanie nowej waluty (wymagany dostęp do internetu)</text:p>
            </text:list-item>
            <text:list-item>
              <text:p text:style-name="P20">Zaktualizowanie kursów (wymagany dostęp do internetu)</text:p>
            </text:list-item>
            <text:list-item>
              <text:p text:style-name="P20">Usunięcie waluty</text:p>
            </text:list-item>
          </text:list>
        </text:list-item>
        <text:list-item>
          <text:p text:style-name="P19">Zapisanie zmian</text:p>
        </text:list-item>
      </text:list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6-22T14:46:13.658855438</meta:creation-date>
    <dc:date>2020-06-24T12:08:06.513962112</dc:date>
    <meta:editing-duration>PT6H44M59S</meta:editing-duration>
    <meta:editing-cycles>2</meta:editing-cycles>
    <meta:generator>LibreOffice/6.3.5.2$Linux_X86_64 LibreOffice_project/30$Build-2</meta:generator>
    <meta:document-statistic meta:table-count="0" meta:image-count="0" meta:object-count="0" meta:page-count="2" meta:paragraph-count="53" meta:word-count="292" meta:character-count="1927" meta:non-whitespace-character-count="1711"/>
  </office:meta>
</office:document-meta>
</file>